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WithDodgyConstructor.ClassWithDodgy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yteBuddyMockMakerTest.AbstractByteBuddyMockMakerTest( MM mockMa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yteBuddyMockMakerTest.should_use_ancillary_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ByteBuddyMockMakerTest.should_create_mock_from_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ByteBuddyMockMakerTest.should_create_mock_from_class_even_when_constructor_is_dodg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ByteBuddyMockMakerTest.should_create_mock_from_class_with_super_call_to_final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ByteBuddyMockMakerTest.should_create_class_by_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ByteBuddyMockMakerTest.should_allow_ser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ByteBuddyMockMakerTest.should_create_mock_from_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lingSuperMethodClass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yteBuddyMockMakerTest.instantiate_fine_when_objenesis_on_the_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ampleClass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